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13f7f5" officeooo:paragraph-rsid="0013f7f5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-Sympa-To: bioinfo@impg.prd.fr</text:p>
      <text:p text:style-name="P1"/>
      <text:p text:style-name="P1">Return-Path: &lt;jpellet@eisbm.org&gt;</text:p>
      <text:p text:style-name="P1"/>
      <text:p text:style-name="P1">X-Original-To: bioinfo@sfbi.fr</text:p>
      <text:p text:style-name="P1"/>
      <text:p text:style-name="P1">Delivered-To: bioinfo@localhost</text:p>
      <text:p text:style-name="P1"/>
      <text:p text:style-name="P1">Received: from a1.relay.syrhano.net (a1.relay.syrhano.net [193.52.218.20])</text:p>
      <text:p text:style-name="P1"/>
      <text:p text:style-name="P1"><text:tab/>by asso.crihan.fr (Postfix) with ESMTP id 7346526801D</text:p>
      <text:p text:style-name="P1"/>
      <text:p text:style-name="P1"><text:tab/>for &lt;bioinfo@sfbi.fr&gt;; Wed, 12 Mar 2014 10:14:15 +0100 (CET)</text:p>
      <text:p text:style-name="P1"/>
      <text:p text:style-name="P1">X-IronPort-Anti-Spam-Filtered: true</text:p>
      <text:p text:style-name="P1"/>
      <text:p text:style-name="P1">X-IronPort-Anti-Spam-Result: ApMBAH8kIFPZRrfGnGdsb2JhbABag0FXuiGDO4UOFg4BAQEBAQYNCQkUKIMBFAEDBAGBWId9CaFQsB+NehEBgwUPZ4EUBItfjGaBMpQpgXE5</text:p>
      <text:p text:style-name="P1"/>
      <text:p text:style-name="P1">X-IronPort-AV: E=Sophos;i="4.97,636,1389740400"; </text:p>
      <text:p text:style-name="P1"/>
      <text:p text:style-name="P1"><text:s text:c="3"/>d="scan'208";a="63288092"</text:p>
      <text:p text:style-name="P1"/>
      <text:p text:style-name="P1">Received: from relay6-d.mail.gandi.net ([217.70.183.198])</text:p>
      <text:p text:style-name="P1"/>
      <text:p text:style-name="P1"><text:s text:c="2"/>by a-mx1.relay.syrhano.net with ESMTP; 12 Mar 2014 10:14:14 +0100</text:p>
      <text:p text:style-name="P1"/>
      <text:p text:style-name="P1">Received: from mfilter28-d.gandi.net (mfilter28-d.gandi.net [217.70.178.159])</text:p>
      <text:p text:style-name="P1"/>
      <text:p text:style-name="P1"><text:tab/>by relay6-d.mail.gandi.net (Postfix) with ESMTP id 842E5FB8D5</text:p>
      <text:p text:style-name="P1"/>
      <text:p text:style-name="P1"><text:tab/>for &lt;bioinfo@sfbi.fr&gt;; Wed, 12 Mar 2014 10:14:14 +0100 (CET)</text:p>
      <text:p text:style-name="P1"/>
      <text:p text:style-name="P1">X-Virus-Scanned: Debian amavisd-new at mfilter28-d.gandi.net</text:p>
      <text:p text:style-name="P1"/>
      <text:p text:style-name="P1">Received: from relay6-d.mail.gandi.net ([217.70.183.198])</text:p>
      <text:p text:style-name="P1"/>
      <text:p text:style-name="P1"><text:tab/>by mfilter28-d.gandi.net (mfilter28-d.gandi.net [10.0.15.180]) (amavisd-new, port 10024)</text:p>
      <text:p text:style-name="P1"/>
      <text:p text:style-name="P1"><text:tab/>with ESMTP id 5DYIo5jZHTIS for &lt;bioinfo@sfbi.fr&gt;;</text:p>
      <text:p text:style-name="P1"/>
      <text:p text:style-name="P1"><text:tab/>Wed, 12 Mar 2014 10:14:05 +0100 (CET)</text:p>
      <text:p text:style-name="P1"/>
      <text:p text:style-name="P1">X-Originating-IP: 195.220.110.152</text:p>
      <text:p text:style-name="P1"/>
      <text:p text:style-name="P1">Received: from eisbm-pellet.univ-lyon1.fr (eisbm-pellet.univ-lyon1.fr [195.220.110.152])</text:p>
      <text:p text:style-name="P1"/>
      <text:p text:style-name="P1"><text:tab/>(Authenticated sender: jpellet@eisbm.org)</text:p>
      <text:p text:style-name="P1"/>
      <text:p text:style-name="P1"><text:tab/>by relay6-d.mail.gandi.net (Postfix) with ESMTPSA id 54FF9FB8A1</text:p>
      <text:p text:style-name="P1"/>
      <text:p text:style-name="P1"><text:tab/>for &lt;bioinfo@sfbi.fr&gt;; Wed, 12 Mar 2014 10:14:05 +0100 (CET)</text:p>
      <text:p text:style-name="P1"/>
      <text:p text:style-name="P1">From: Johann Pellet &lt;jpellet@eisbm.org&gt;</text:p>
      <text:p text:style-name="P1"/>
      <text:p text:style-name="P1">Content-Type: text/plain; charset=windows-1252</text:p>
      <text:p text:style-name="P1"><text:soft-page-break/></text:p>
      <text:p text:style-name="P1">Content-Transfer-Encoding: quoted-printable</text:p>
      <text:p text:style-name="P1"/>
      <text:p text:style-name="P1">Message-Id: &lt;71BBDCFE-B6B8-4E43-B620-B8973A79287E@eisbm.org&gt;</text:p>
      <text:p text:style-name="P1"/>
      <text:p text:style-name="P1">Date: Wed, 12 Mar 2014 10:14:06 +0100</text:p>
      <text:p text:style-name="P1"/>
      <text:p text:style-name="P1">To: bioinfo@sfbi.fr</text:p>
      <text:p text:style-name="P1"/>
      <text:p text:style-name="P1">Mime-Version: 1.0 (Mac OS X Mail 7.1 \(1827\))</text:p>
      <text:p text:style-name="P1"/>
      <text:p text:style-name="P1">X-Mailer: Apple Mail (2.1827)</text:p>
      <text:p text:style-name="P1"/>
      <text:p text:style-name="P1">X-Validation-by: laurent.mouchard@univ-rouen.fr</text:p>
      <text:p text:style-name="P1"/>
      <text:p text:style-name="P1">Subject: [bioinfo] Researcher Position in <text:span text:style-name="T1">Bioinformatics</text:span> for <text:span text:style-name="T1">Translational Research</text:span> </text:p>
      <text:p text:style-name="P1"/>
      <text:p text:style-name="P1"/>
      <text:p text:style-name="P1"/>
      <text:p text:style-name="P1">Researcher Position in Bioinformatics for Translational Research at CNRS-EI</text:p>
      <text:p text:style-name="P1">SBM, Lyon, in relation to the IMI-eTRIKS Consortium.</text:p>
      <text:p text:style-name="P1"/>
      <text:p text:style-name="P1"/>
      <text:p text:style-name="P1"/>
      <text:p text:style-name="P1">**</text:p>
      <text:p text:style-name="P1"/>
      <text:p text:style-name="P1">KEYWORDS: Computational Systems Biology, <text:span text:style-name="T1">Pathways and Networks</text:span>, <text:span text:style-name="T1">Data Integr</text:span></text:p>
      <text:p text:style-name="P1"><text:span text:style-name="T1">ation</text:span> and <text:span text:style-name="T1">Modelling, Machine Learning</text:span></text:p>
      <text:p text:style-name="P1"/>
      <text:p text:style-name="P1"/>
      <text:p text:style-name="P1"/>
      <text:p text:style-name="P1">A Researcher position is available as part of the eTRIKS (<text:span text:style-name="T1">European Translat</text:span></text:p>
      <text:p text:style-name="P1"><text:span text:style-name="T1">ional Research Information and Knowledge Management Services</text:span>) project, fund</text:p>
      <text:p text:style-name="P1">ed by the Innovative Medicines Initiative (IMI) of the European Commission </text:p>
      <text:p text:style-name="P1">7th Framework Programme and the <text:span text:style-name="T1">European Federation of Pharmaceutical Indus</text:span></text:p>
      <text:p text:style-name="P1"><text:span text:style-name="T1">tries and Associations</text:span>: http://www.imi.europa.eu/</text:p>
      <text:p text:style-name="P1"/>
      <text:p text:style-name="P1"/>
      <text:p text:style-name="P1"/>
      <text:p text:style-name="P1">**</text:p>
      <text:p text:style-name="P1"/>
      <text:p text:style-name="P1">SCIENTIFIC PROJECT: The eTRIKS Consortium is dedicated to delivering Europe</text:p>
      <text:p text:style-name="P1">an Translational Information and Knowledge Management Services initially fo</text:p>
      <text:p text:style-name="P1">r all IMI projects, then for other European translational research projects</text:p>
      <text:p text:style-name="P1">.</text:p>
      <text:p text:style-name="P1"/>
      <text:p text:style-name="P1">These projects encompass translational bioinformatics, <text:span text:style-name="T1">clinical research</text:span> in</text:p>
      <text:p text:style-name="P1">formatics, health/clinical informatics and the development of new analytica</text:p>
      <text:p text:style-name="P1">l tools. They use tranSMART as part of the software knowledge management pl</text:p>
      <text:p text:style-name="P1">atform: http://www.etriks.org; http://www.transmartproject.org</text:p>
      <text:p text:style-name="P1"/>
      <text:p text:style-name="P1"/>
      <text:p text:style-name="P1"/>
      <text:p text:style-name="P1">**</text:p>
      <text:p text:style-name="P1"/>
      <text:p text:style-name="P1">JOB CONTEXT: High throughput experimental methods are generating large amou</text:p>
      <text:p text:style-name="P1">nts of heterogenous data associated with patient populations. This data inc</text:p>
      <text:p text:style-name="P1">ludes multiple =91o<text:span text:style-name="T1">mics data</text:span> such as <text:span text:style-name="T1">transcriptomics, proteomics, metabolom</text:span></text:p>
      <text:p text:style-name="P1"><text:span text:style-name="T1">ics and genome structural variations</text:span>. The integration of these data with cl</text:p>
      <text:p text:style-name="P1"><text:soft-page-break/>inical data relating to disease progression and outcome has the potential t</text:p>
      <text:p text:style-name="P1">o impact on strategies for <text:span text:style-name="T1">personalised medicine</text:span>.</text:p>
      <text:p text:style-name="P1"/>
      <text:p text:style-name="P1"/>
      <text:p text:style-name="P1"/>
      <text:p text:style-name="P1">**</text:p>
      <text:p text:style-name="P1"/>
      <text:p text:style-name="P1">JOB DESCRIPTION: The successful applicant will work on data analytics and w</text:p>
      <text:p text:style-name="P1">ill evaluate existing, and develop new approaches for the integration of cl</text:p>
      <text:p text:style-name="P1">inical data with multiple types of high dimensional =91omics data. The appr</text:p>
      <text:p text:style-name="P1">oaches for integration will be used for biomarker discovery and the identif</text:p>
      <text:p text:style-name="P1">ciation of new disease subtypes in a large portfolio of IMI and non-IMI pro</text:p>
      <text:p text:style-name="P1">jects. She/he will contribute to enhancement of the underlying tranSMART sy</text:p>
      <text:p text:style-name="P1">stem with required analytical functions and workflows for the analysis and </text:p>
      <text:p text:style-name="P1">integration of clinical and =91omics data.</text:p>
      <text:p text:style-name="P1"/>
      <text:p text:style-name="P1">The selected candidate will be based in Lyon-Gerland within the CNRS-EISBM </text:p>
      <text:p text:style-name="P1">team led by Charles Auffray, hosted by Claude Bernard University on the Cha</text:p>
      <text:p text:style-name="P1">rles Mérieux campus: http://www.eisbm.org; http://workshop.eisbm.eu</text:p>
      <text:p text:style-name="P1"/>
      <text:p text:style-name="P1"/>
      <text:p text:style-name="P1"/>
      <text:p text:style-name="P1"/>
      <text:p text:style-name="P1"/>
      <text:p text:style-name="P1">**</text:p>
      <text:p text:style-name="P1"/>
      <text:p text:style-name="P1">REQUIRED EXPERIENCE/SKILLS: Candidates should have a PhD degree in computer</text:p>
      <text:p text:style-name="P1"><text:s/>science, mathematics, physics, bioinformatics or engineering. Good program</text:p>
      <text:p text:style-name="P1">ming skills in either P<text:span text:style-name="T1">ython, Matlab, C/C++, R </text:span>or similar are essential, as</text:p>
      <text:p text:style-name="P1"><text:s/>is a strong mathematical background. Experience of <text:span text:style-name="T1">analysis of biological </text:span></text:p>
      <text:p text:style-name="P1"><text:span text:style-name="T1">networks</text:span> and machine learning is desirable. The position requires good comm</text:p>
      <text:p text:style-name="P1">unication skills in English and involves working in collaboration with eTRI</text:p>
      <text:p text:style-name="P1">KS partners on translational medicine projects across Europe.</text:p>
      <text:p text:style-name="P1"/>
      <text:p text:style-name="P1"/>
      <text:p text:style-name="P1"/>
      <text:p text:style-name="P1">**</text:p>
      <text:p text:style-name="P1"/>
      <text:p text:style-name="P1">CONTRACT DURATION: Available immediately for two years with possible one-ye</text:p>
      <text:p text:style-name="P1">ar extension.</text:p>
      <text:p text:style-name="P1"/>
      <text:p text:style-name="P1"/>
      <text:p text:style-name="P1"/>
      <text:p text:style-name="P1">**</text:p>
      <text:p text:style-name="P1"/>
      <text:p text:style-name="P1">SALARY: Depending on qualifications and experience, based on CNRS salary gr</text:p>
      <text:p text:style-name="P1">id.</text:p>
      <text:p text:style-name="P1"/>
      <text:p text:style-name="P1"/>
      <text:p text:style-name="P1"/>
      <text:p text:style-name="P1">**</text:p>
      <text:p text:style-name="P1"/>
      <text:p text:style-name="P1">APPLICATION: Send CV, cover letter and names of two references to Charles A</text:p>
      <text:p text:style-name="P1">uffray</text:p>
      <text:p text:style-name="P1"/>
      <text:p text:style-name="P1"/>
      <text:p text:style-name="P1"/>
      <text:p text:style-name="P1">Email: jobs@eisbm.org</text:p>
      <text:p text:style-name="P1"/>
      <text:p text:style-name="P1"><text:soft-page-break/></text:p>
      <text:p text:style-name="P1"/>
      <text:p text:style-name="P1">More information:</text:p>
      <text:p text:style-name="P1"/>
      <text:p text:style-name="P1">http://job.eisbm.org/researcher-position-in-bioinformatic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4T17:39:08.229469808</dc:date>
    <meta:editing-duration>PT4M10S</meta:editing-duration>
    <meta:editing-cycles>1</meta:editing-cycles>
    <meta:document-statistic meta:table-count="0" meta:image-count="0" meta:object-count="0" meta:page-count="4" meta:paragraph-count="94" meta:word-count="611" meta:character-count="5098" meta:non-whitespace-character-count="4558"/>
    <meta:generator>LibreOffice/4.4.5.2$Linux_X86_64 LibreOffice_project/40m0$Build-2</meta:generator>
  </office:meta>
</office:document-meta>
</file>